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3.0311in"/>
    </style:style>
    <style:style style:name="co8" style:family="table-column">
      <style:table-column-properties fo:break-before="auto" style:column-width="1.2811in"/>
    </style:style>
    <style:style style:name="co9" style:family="table-column">
      <style:table-column-properties fo:break-before="auto" style:column-width="4.1563in"/>
    </style:style>
    <style:style style:name="co10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1.3957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1.6874in"/>
    </style:style>
    <style:style style:name="co18" style:family="table-column">
      <style:table-column-properties fo:break-before="auto" style:column-width="3.4689in"/>
    </style:style>
    <style:style style:name="co11" style:family="table-column">
      <style:table-column-properties fo:break-before="auto" style:column-width="1.3228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7291in"/>
    </style:style>
    <style:style style:name="co25" style:family="table-column">
      <style:table-column-properties fo:break-before="auto" style:column-width="2.5626in"/>
    </style:style>
    <style:style style:name="co21" style:family="table-column">
      <style:table-column-properties fo:break-before="auto" style:column-width="2.698in"/>
    </style:style>
    <style:style style:name="co26" style:family="table-column">
      <style:table-column-properties fo:break-before="auto" style:column-width="1.7709in"/>
    </style:style>
    <style:style style:name="co28" style:family="table-column">
      <style:table-column-properties fo:break-before="auto" style:column-width="0.9063in"/>
    </style:style>
    <style:style style:name="co29" style:family="table-column">
      <style:table-column-properties fo:break-before="auto" style:column-width="2.6043in"/>
    </style:style>
    <style:style style:name="co30" style:family="table-column">
      <style:table-column-properties fo:break-before="auto" style:column-width="0.9272in"/>
    </style:style>
    <style:style style:name="co31" style:family="table-column">
      <style:table-column-properties fo:break-before="auto" style:column-width="1.1563in"/>
    </style:style>
    <style:style style:name="ro9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9063in" fo:break-before="auto" style:use-optimal-row-height="true"/>
    </style:style>
    <style:style style:name="ro6" style:family="table-row">
      <style:table-row-properties style:row-height="0.552in" fo:break-before="auto" style:use-optimal-row-height="true"/>
    </style:style>
    <style:style style:name="ro4" style:family="table-row">
      <style:table-row-properties style:row-height="0.7291in" fo:break-before="auto" style:use-optimal-row-height="true"/>
    </style:style>
    <style:style style:name="ro16" style:family="table-row">
      <style:table-row-properties style:row-height="2.1457in" fo:break-before="auto" style:use-optimal-row-height="true"/>
    </style:style>
    <style:style style:name="ro15" style:family="table-row">
      <style:table-row-properties style:row-height="0.1846in" fo:break-before="auto" style:use-optimal-row-height="true"/>
    </style:style>
    <style:style style:name="ro17" style:family="table-row">
      <style:table-row-properties style:row-height="0.3957in" fo:break-before="auto" style:use-optimal-row-height="false"/>
    </style:style>
    <style:style style:name="ro18" style:family="table-row">
      <style:table-row-properties style:row-height="0.4063in" fo:break-before="auto" style:use-optimal-row-height="false"/>
    </style:style>
    <style:style style:name="ro19" style:family="table-row">
      <style:table-row-properties style:row-height="0.3543in" fo:break-before="auto" style:use-optimal-row-height="false"/>
    </style:style>
    <style:style style:name="ro20" style:family="table-row">
      <style:table-row-properties style:row-height="0.448in" fo:break-before="auto" style:use-optimal-row-height="false"/>
    </style:style>
    <style:style style:name="ro21" style:family="table-row">
      <style:table-row-properties style:row-height="0.4689in" fo:break-before="auto" style:use-optimal-row-height="false"/>
    </style:style>
    <style:style style:name="ro22" style:family="table-row">
      <style:table-row-properties style:row-height="0.3437in" fo:break-before="auto" style:use-optimal-row-height="false"/>
    </style:style>
    <style:style style:name="ro23" style:family="table-row">
      <style:table-row-properties style:row-height="0.3646in" fo:break-before="auto" style:use-optimal-row-height="false"/>
    </style:style>
    <style:style style:name="ro24" style:family="table-row">
      <style:table-row-properties style:row-height="0.4165in" fo:break-before="auto" style:use-optimal-row-height="false"/>
    </style:style>
    <style:style style:name="ro25" style:family="table-row">
      <style:table-row-properties style:row-height="0.3854in" fo:break-before="auto" style:use-optimal-row-height="false"/>
    </style:style>
    <style:style style:name="ro26" style:family="table-row">
      <style:table-row-properties style:row-height="0.5209in" fo:break-before="auto" style:use-optimal-row-height="false"/>
    </style:style>
    <style:style style:name="ro27" style:family="table-row">
      <style:table-row-properties style:row-height="0.635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2.01pt solid #cccccc" style:vertical-align="automatic"/>
      <style:paragraph-properties fo:text-align="start" fo:margin-left="0in" style:writing-mode="lr-tb"/>
      <style:text-properties fo:color="#000000" style:text-position="" style:font-name="Arial1" style:font-name-asian="Arial1" style:font-name-complex="Arial1"/>
    </style:style>
    <style:style style:name="ce13" style:family="table-cell" style:parent-style-name="Default" style:data-style-name="N0">
      <style:table-cell-properties fo:border-bottom="2.01pt solid #cccccc" fo:background-color="#ffffff" style:text-align-source="fix" style:repeat-content="false" fo:wrap-option="wrap" fo:border-left="2.01pt solid #cccccc" fo:border-right="2.01pt solid #cccccc" fo:border-top="none" style:vertical-align="automatic"/>
      <style:paragraph-properties fo:text-align="start" fo:margin-left="0in" style:writing-mode="lr-tb"/>
      <style:text-properties fo:color="#000000" style:text-position="" style:font-name="Arial1" style:font-name-asian="Arial1" style:font-name-complex="Arial1"/>
    </style:style>
    <style:style style:name="ce14" style:family="table-cell" style:parent-style-name="Default" style:data-style-name="N0">
      <style:text-properties style:text-position=""/>
    </style:style>
    <style:style style:name="ce15" style:family="table-cell" style:parent-style-name="Default" style:data-style-name="N0">
      <style:table-cell-properties fo:border-bottom="2.01pt solid #cccccc" style:text-align-source="fix" style:repeat-content="false" fo:wrap-option="wrap" fo:border-left="none" fo:border-right="2.01pt solid #cccccc" fo:border-top="2.01pt solid #cccccc" style:vertical-align="automatic"/>
      <style:paragraph-properties fo:text-align="start" fo:margin-left="0in" style:writing-mode="lr-tb"/>
      <style:text-properties fo:color="#000000" style:text-position="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order-bottom="2.01pt solid #cccccc" style:text-align-source="fix" style:repeat-content="false" fo:wrap-option="wrap" fo:border-left="none" fo:border-right="2.01pt solid #cccccc" fo:border-top="none" style:vertical-align="automatic"/>
      <style:paragraph-properties fo:text-align="start" fo:margin-left="0in" style:writing-mode="lr-tb"/>
      <style:text-properties fo:color="#000000" style:text-position="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order-bottom="none" fo:background-color="transparent" fo:wrap-option="wrap" fo:border-left="none" fo:border-right="2.01pt solid #cccccc" fo:border-top="none" style:vertical-align="automatic"/>
      <style:text-properties style:text-position="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2.01pt solid #cccccc" fo:border-top="none" style:vertical-align="automatic"/>
      <style:paragraph-properties fo:text-align="start" fo:margin-left="0in" style:writing-mode="lr-tb"/>
      <style:text-properties fo:color="#000000" style:text-position="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order-bottom="2.01pt solid #cccccc" fo:background-color="#ffffff" style:text-align-source="fix" style:repeat-content="false" fo:wrap-option="wrap" fo:border-left="2.01pt solid #cccccc" fo:padding-bottom="0.0138in" fo:padding-left="0.0138in" fo:padding-right="0in" fo:padding-top="0.0138in" fo:border-right="2.01pt solid #cccccc" fo:border-top="none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cccccc" fo:padding-bottom="0.0138in" fo:padding-left="0.0138in" fo:padding-right="0in" fo:padding-top="0.0138in" fo:border-right="2.01pt solid #cccccc" fo:border-top="none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fo:border-bottom="2.01pt solid #cccccc" fo:wrap-option="wrap" fo:border-left="none" fo:border-right="2.01pt solid #cccccc" fo:border-top="none" style:vertical-align="automatic"/>
      <style:text-properties style:text-position=""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fo:border="2.01pt solid #cccccc" style:vertical-align="automatic"/>
      <style:paragraph-properties fo:text-align="start" fo:margin-left="0in" style:writing-mode="lr-tb"/>
      <style:text-properties fo:color="#000000" style:font-name="Arial1" style:font-name-asian="Arial1" style:font-name-complex="Arial1"/>
    </style:style>
    <style:style style:name="ce22" style:family="table-cell" style:parent-style-name="Default" style:data-style-name="N0">
      <style:table-cell-properties fo:border-bottom="2.01pt solid #cccccc" fo:background-color="#ffffff" style:text-align-source="fix" style:repeat-content="false" fo:wrap-option="wrap" fo:border-left="2.01pt solid #cccccc" fo:border-right="2.01pt solid #cccccc" fo:border-top="none" style:vertical-align="automatic"/>
      <style:paragraph-properties fo:text-align="start" fo:margin-left="0in" style:writing-mode="lr-tb"/>
      <style:text-properties fo:color="#000000" style:font-name="Arial1" style:font-name-asian="Arial1" style:font-name-complex="Arial1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bottom="2.01pt solid #cccccc" style:text-align-source="fix" style:repeat-content="false" fo:wrap-option="wrap" fo:border-left="none" fo:border-right="2.01pt solid #cccccc" fo:border-top="2.01pt solid #cccccc" style:vertical-align="automatic"/>
      <style:paragraph-properties fo:text-align="start" fo:margin-left="0in" style:writing-mode="lr-tb"/>
      <style:text-properties fo:color="#000000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 style:data-style-name="N0">
      <style:table-cell-properties fo:border-bottom="2.01pt solid #cccccc" style:text-align-source="fix" style:repeat-content="false" fo:wrap-option="wrap" fo:border-left="none" fo:border-right="2.01pt solid #cccccc" fo:border-top="none" style:vertical-align="automatic"/>
      <style:paragraph-properties fo:text-align="start" fo:margin-left="0in" style:writing-mode="lr-tb"/>
      <style:text-properties fo:color="#000000" style:font-name="Arial1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>
      <style:table-cell-properties fo:border-bottom="none" fo:background-color="transparent" fo:wrap-option="wrap" fo:border-left="none" fo:border-right="2.01pt solid #cccccc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2.01pt solid #cccccc" fo:border-top="none" style:vertical-align="automatic"/>
      <style:paragraph-properties fo:text-align="start" fo:margin-left="0in" style:writing-mode="lr-tb"/>
      <style:text-properties fo:color="#000000" style:font-name="Arial1" fo:font-size="10pt" style:font-name-asian="Arial1" style:font-size-asian="10pt" style:font-name-complex="Arial1" style:font-size-complex="10pt"/>
    </style:style>
  </office:automatic-styles>
  <office:body>
    <office:spreadsheet>
      <table:calculation-settings table:case-sensitive="false" table:search-criteria-must-apply-to-whole-cell="false"/>
      <table:table table:name="T20_Bowling_Performances" table:style-name="ta1">
        <table:table-column table:style-name="co1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" table:number-columns-repeated="1019" table:default-cell-style-name="ce14"/>
        <table:table-row table:style-name="ro9">
          <table:table-cell table:style-name="ce12" office:value-type="string">
            <text:p>Serial #</text:p>
          </table:table-cell>
          <table:table-cell table:style-name="ce15" office:value-type="string">
            <text:p>Query Type</text:p>
          </table:table-cell>
          <table:table-cell table:style-name="ce15" office:value-type="string">
            <text:p>Fields Filled</text:p>
          </table:table-cell>
          <table:table-cell table:style-name="ce15" office:value-type="string">
            <text:p>Working</text:p>
          </table:table-cell>
          <table:table-cell table:style-name="ce18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13" office:value-type="float" office:value="0">
            <text:p>0</text:p>
          </table:table-cell>
          <table:table-cell table:style-name="ce16" office:value-type="string">
            <text:p>T20 Stats, Bowling Performances</text:p>
          </table:table-cell>
          <table:table-cell table:style-name="ce16" office:value-type="string">
            <text:p>Team A Scored B/w (Scores &amp; Results), Team B Scored B/w (Scores &amp; Results)</text:p>
          </table:table-cell>
          <table:table-cell table:style-name="ce16"/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Name of Bowler (Bowler Details)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Number of Wickets Between(Bowler Details)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Economy Less Than (Bowler Details)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Innings (of the Match) (Bowler Details)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Team A (Match Details)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Team B (Match Details)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Day or D/N (Match Details)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Tournament Name (Match Details)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Match Played In (When &amp; Where)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Match Not Played in (When &amp; Where)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Ground (When &amp; Where)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Starting Date (When &amp; Where)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table:style-name="ce16" office:value-type="string">
            <text:p>T20 Stats, Bowling Performances</text:p>
          </table:table-cell>
          <table:table-cell office:value-type="string">
            <text:p>Ending Date (When &amp; Where)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Team A(Match Details), Team B (Match Details), 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Team A(Match Details), Team B (Match Details), Bat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Team A(Match Details), <text:s/>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Team A(Match Details), <text:s/>Batting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Team B(Match Details), <text:s/>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Team B(Match Details), <text:s/>Batting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21">
            <text:p>21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Batting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Group the result by - no grouping (Query Type)</text:p>
          </table:table-cell>
          <table:table-cell table:number-columns-repeated="1021"/>
        </table:table-row>
        <table:table-row table:style-name="ro10">
          <table:table-cell office:value-type="float" office:value="23">
            <text:p>23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Group the result by - players (Query Type)</text:p>
          </table:table-cell>
          <table:table-cell table:number-columns-repeated="1021"/>
        </table:table-row>
        <table:table-row table:style-name="ro10">
          <table:table-cell office:value-type="float" office:value="24">
            <text:p>24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Sort the results by - None (Query Type)</text:p>
          </table:table-cell>
          <table:table-cell table:number-columns-repeated="1021"/>
        </table:table-row>
        <table:table-row table:style-name="ro10">
          <table:table-cell office:value-type="float" office:value="25">
            <text:p>25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Sort the results by - Wickets in increasing order (Query Type)</text:p>
          </table:table-cell>
          <table:table-cell table:number-columns-repeated="1021"/>
        </table:table-row>
        <table:table-row table:style-name="ro10">
          <table:table-cell office:value-type="float" office:value="26">
            <text:p>26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Sort the results by - Wickets in decreasing order (Query Type)</text:p>
          </table:table-cell>
          <table:table-cell table:number-columns-repeated="1021"/>
        </table:table-row>
        <table:table-row table:style-name="ro10">
          <table:table-cell office:value-type="float" office:value="27">
            <text:p>27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Sort the results by - Economy (Descending) (Query Type)</text:p>
          </table:table-cell>
          <table:table-cell table:number-columns-repeated="1021"/>
        </table:table-row>
        <table:table-row table:style-name="ro10">
          <table:table-cell office:value-type="float" office:value="28">
            <text:p>28</text:p>
          </table:table-cell>
          <table:table-cell table:style-name="ce16" office:value-type="string">
            <text:p>T20 Stats, Bowling Performances</text:p>
          </table:table-cell>
          <table:table-cell table:style-name="ce17" office:value-type="string">
            <text:p>Sort the results by - Economy (Ascending) (Query Type)</text:p>
          </table:table-cell>
          <table:table-cell table:number-columns-repeated="1021"/>
        </table:table-row>
        <table:table-row table:style-name="ro3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DI_Match_Details" table:style-name="ta1">
        <table:table-column table:style-name="co10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" table:number-columns-repeated="1019" table:default-cell-style-name="ce14"/>
        <table:table-row table:style-name="ro9">
          <table:table-cell table:style-name="ce12" office:value-type="string">
            <text:p>Serial #</text:p>
          </table:table-cell>
          <table:table-cell table:style-name="ce15" office:value-type="string">
            <text:p>Query Type</text:p>
          </table:table-cell>
          <table:table-cell table:style-name="ce15" office:value-type="string">
            <text:p>Fields Filled</text:p>
          </table:table-cell>
          <table:table-cell table:style-name="ce15" office:value-type="string">
            <text:p>Working</text:p>
          </table:table-cell>
          <table:table-cell table:style-name="ce18" office:value-type="string">
            <text:p>Notes</text:p>
          </table:table-cell>
          <table:table-cell table:number-columns-repeated="1019"/>
        </table:table-row>
        <table:table-row table:style-name="ro12">
          <table:table-cell table:style-name="ce13" office:value-type="float" office:value="0">
            <text:p>0</text:p>
          </table:table-cell>
          <table:table-cell table:style-name="ce16" office:value-type="string">
            <text:p>ODI Stats, Match Details</text:p>
          </table:table-cell>
          <table:table-cell table:style-name="ce16" office:value-type="string">
            <text:p>Team A Scored B/w (Scores &amp; Results), Team B Scored B/w (Scores &amp; Results)</text:p>
          </table:table-cell>
          <table:table-cell table:style-name="ce16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10">
          <table:table-cell table:style-name="ce19" office:value-type="float" office:value="1">
            <text:p>1</text:p>
          </table:table-cell>
          <table:table-cell table:style-name="ce16" office:value-type="string">
            <text:p>ODI Stats, Match Details</text:p>
          </table:table-cell>
          <table:table-cell table:style-name="ce16" office:value-type="string">
            <text:p>Team A (Match Details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19" office:value-type="float" office:value="2">
            <text:p>2</text:p>
          </table:table-cell>
          <table:table-cell table:style-name="ce16" office:value-type="string">
            <text:p>ODI Stats, Match Details</text:p>
          </table:table-cell>
          <table:table-cell table:style-name="ce21" office:value-type="string">
            <text:p>Team B (Match Detail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19" office:value-type="float" office:value="3">
            <text:p>3</text:p>
          </table:table-cell>
          <table:table-cell table:style-name="ce16" office:value-type="string">
            <text:p>ODI Stats, Match Details</text:p>
          </table:table-cell>
          <table:table-cell table:style-name="ce21" office:value-type="string">
            <text:p>Day or D/N (Match Details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19" office:value-type="float" office:value="4">
            <text:p>4</text:p>
          </table:table-cell>
          <table:table-cell table:style-name="ce16" office:value-type="string">
            <text:p>ODI Stats, Match Details</text:p>
          </table:table-cell>
          <table:table-cell table:style-name="ce21" office:value-type="string">
            <text:p>Tournament Name (Match Detail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5">
            <text:p>5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Match Played in (When and where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6">
            <text:p>6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Match Not Played in (When and where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7">
            <text:p>7</text:p>
          </table:table-cell>
          <table:table-cell table:style-name="ce16" office:value-type="string">
            <text:p>ODI Stats, Match Details</text:p>
          </table:table-cell>
          <table:table-cell table:style-name="ce18" office:value-type="string">
            <text:p>Ground <text:s/>(When and Where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8">
            <text:p>8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Starting Date (When and Where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9">
            <text:p>9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Ending Date (When and Where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3">
          <table:table-cell table:style-name="ce20" office:value-type="float" office:value="10">
            <text:p>10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Team A(Match Details), Team B (Match Details), Match Result (Scores &amp; Result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3">
          <table:table-cell table:style-name="ce20" office:value-type="float" office:value="11">
            <text:p>11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Team A(Match Details), Team B (Match Details), Bat First (Scores &amp; Results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2">
          <table:table-cell table:style-name="ce20" office:value-type="float" office:value="12">
            <text:p>12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Team A(Match Details), <text:s/>Match Result (Scores &amp; Result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4">
          <table:table-cell table:style-name="ce20" office:value-type="float" office:value="13">
            <text:p>13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Team A(Match Details), <text:s/>Batting First (Scores &amp; Results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2">
          <table:table-cell table:style-name="ce20" office:value-type="float" office:value="14">
            <text:p>14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Team B(Match Details), <text:s/>Match Result (Scores &amp; Result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4">
          <table:table-cell table:style-name="ce20" office:value-type="float" office:value="15">
            <text:p>15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Team B(Match Details), <text:s/>Batting First (Scores &amp; Results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16">
            <text:p>16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Match Result (Scores &amp; Result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17">
            <text:p>17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Batting First (Scores &amp; Results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2">
          <table:table-cell table:style-name="ce20" office:value-type="float" office:value="18">
            <text:p>18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Match Result (Scores &amp; Results), Batting First (Scores &amp; Result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19">
            <text:p>19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Including Players (Players) ( 1 player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20">
            <text:p>20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Including Players (Players) (2 player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21">
            <text:p>21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Including Captains (Players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22">
            <text:p>22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Including Wicket Keepers (Players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4">
          <table:table-cell table:style-name="ce20" office:value-type="float" office:value="23">
            <text:p>23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Sort the results by (Date (latest Match First)) (Query Type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4">
          <table:table-cell table:style-name="ce20" office:value-type="float" office:value="24">
            <text:p>24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Sort the results by (Date (earliest Match First)) (Query Type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10">
          <table:table-cell table:style-name="ce20" office:value-type="float" office:value="25">
            <text:p>25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Sort the results by (Team) (Query Type)</text:p>
          </table:table-cell>
          <table:table-cell table:style-name="ce21" office:value-type="string">
            <text:p>yes</text:p>
          </table:table-cell>
          <table:table-cell table:number-columns-repeated="1020"/>
        </table:table-row>
        <table:table-row table:style-name="ro14">
          <table:table-cell table:style-name="ce20" office:value-type="float" office:value="26">
            <text:p>26</text:p>
          </table:table-cell>
          <table:table-cell table:style-name="ce16" office:value-type="string">
            <text:p>ODI Stats, Match Details</text:p>
          </table:table-cell>
          <table:table-cell table:style-name="ce17" office:value-type="string">
            <text:p>Sort the results by (Opposition) (Query Type)</text:p>
          </table:table-cell>
          <table:table-cell table:style-name="ce16" office:value-type="string">
            <text:p>yes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20_Match_Details" table:style-name="ta1">
        <table:table-column table:style-name="co1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" table:number-columns-repeated="1019" table:default-cell-style-name="ce14"/>
        <table:table-row table:style-name="ro2">
          <table:table-cell table:style-name="ce12" office:value-type="string">
            <text:p>Serial #</text:p>
          </table:table-cell>
          <table:table-cell table:style-name="ce15" office:value-type="string">
            <text:p>Query Type</text:p>
          </table:table-cell>
          <table:table-cell table:style-name="ce15" office:value-type="string">
            <text:p>Fields Filled</text:p>
          </table:table-cell>
          <table:table-cell table:style-name="ce15" office:value-type="string">
            <text:p>Working</text:p>
          </table:table-cell>
          <table:table-cell table:style-name="ce18" office:value-type="string">
            <text:p>Notes</text:p>
          </table:table-cell>
          <table:table-cell table:number-columns-repeated="1019"/>
        </table:table-row>
        <table:table-row table:style-name="ro5">
          <table:table-cell table:style-name="ce13" office:value-type="float" office:value="0">
            <text:p>0</text:p>
          </table:table-cell>
          <table:table-cell table:style-name="ce16" office:value-type="string">
            <text:p>T20 Stats, Match Details</text:p>
          </table:table-cell>
          <table:table-cell table:style-name="ce16" office:value-type="string">
            <text:p>Team A Scored B/w (Scores &amp; Results), Team B Scored B/w (Scores &amp; Results)</text:p>
          </table:table-cell>
          <table:table-cell table:style-name="ce16"/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6" office:value-type="string">
            <text:p>T20 Stats, Match Details</text:p>
          </table:table-cell>
          <table:table-cell table:style-name="ce16" office:value-type="string">
            <text:p>Team A (Match Details)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19" office:value-type="float" office:value="2">
            <text:p>2</text:p>
          </table:table-cell>
          <table:table-cell table:style-name="ce16" office:value-type="string">
            <text:p>T20 Stats, Match Details</text:p>
          </table:table-cell>
          <table:table-cell table:style-name="ce21" office:value-type="string">
            <text:p>Team B (Match Details)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19" office:value-type="float" office:value="3">
            <text:p>3</text:p>
          </table:table-cell>
          <table:table-cell table:style-name="ce16" office:value-type="string">
            <text:p>T20 Stats, Match Details</text:p>
          </table:table-cell>
          <table:table-cell table:style-name="ce21" office:value-type="string">
            <text:p>Day or D/N (Match Details)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19" office:value-type="float" office:value="4">
            <text:p>4</text:p>
          </table:table-cell>
          <table:table-cell table:style-name="ce16" office:value-type="string">
            <text:p>T20 Stats, Match Details</text:p>
          </table:table-cell>
          <table:table-cell table:style-name="ce21" office:value-type="string">
            <text:p>Tournament Name (Match Details)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20" office:value-type="float" office:value="5">
            <text:p>5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Match Played in (When and where)</text:p>
          </table:table-cell>
          <table:table-cell table:number-columns-repeated="1021"/>
        </table:table-row>
        <table:table-row table:style-name="ro6">
          <table:table-cell table:style-name="ce20" office:value-type="float" office:value="6">
            <text:p>6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Match Not Played in (When and where)</text:p>
          </table:table-cell>
          <table:table-cell table:number-columns-repeated="1021"/>
        </table:table-row>
        <table:table-row table:style-name="ro2">
          <table:table-cell table:style-name="ce20" office:value-type="float" office:value="7">
            <text:p>7</text:p>
          </table:table-cell>
          <table:table-cell table:style-name="ce16" office:value-type="string">
            <text:p>T20 Stats, Match Details</text:p>
          </table:table-cell>
          <table:table-cell table:style-name="ce18" office:value-type="string">
            <text:p>Ground <text:s/>(When and Where)</text:p>
          </table:table-cell>
          <table:table-cell table:number-columns-repeated="1021"/>
        </table:table-row>
        <table:table-row table:style-name="ro2">
          <table:table-cell table:style-name="ce20" office:value-type="float" office:value="8">
            <text:p>8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Starting Date (When and Where)</text:p>
          </table:table-cell>
          <table:table-cell table:number-columns-repeated="1021"/>
        </table:table-row>
        <table:table-row table:style-name="ro2">
          <table:table-cell table:style-name="ce20" office:value-type="float" office:value="9">
            <text:p>9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Ending Date (When and Where)</text:p>
          </table:table-cell>
          <table:table-cell table:number-columns-repeated="1021"/>
        </table:table-row>
        <table:table-row table:style-name="ro5">
          <table:table-cell table:style-name="ce20" office:value-type="float" office:value="10">
            <text:p>10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Team A(Match Details), Team B (Match Details), Match Result (Scores &amp; Results)</text:p>
          </table:table-cell>
          <table:table-cell table:number-columns-repeated="1021"/>
        </table:table-row>
        <table:table-row table:style-name="ro5">
          <table:table-cell table:style-name="ce20" office:value-type="float" office:value="11">
            <text:p>11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Team A(Match Details), Team B (Match Details), Bat First (Scores &amp; Results)</text:p>
          </table:table-cell>
          <table:table-cell table:number-columns-repeated="1021"/>
        </table:table-row>
        <table:table-row table:style-name="ro4">
          <table:table-cell table:style-name="ce20" office:value-type="float" office:value="12">
            <text:p>12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Team A(Match Details), <text:s/>Match Result (Scores &amp; Results)</text:p>
          </table:table-cell>
          <table:table-cell table:number-columns-repeated="1021"/>
        </table:table-row>
        <table:table-row table:style-name="ro4">
          <table:table-cell table:style-name="ce20" office:value-type="float" office:value="13">
            <text:p>13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Team A(Match Details), <text:s/>Batting First (Scores &amp; Results)</text:p>
          </table:table-cell>
          <table:table-cell table:number-columns-repeated="1021"/>
        </table:table-row>
        <table:table-row table:style-name="ro4">
          <table:table-cell table:style-name="ce20" office:value-type="float" office:value="14">
            <text:p>14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Team B(Match Details), <text:s/>Match Result (Scores &amp; Results)</text:p>
          </table:table-cell>
          <table:table-cell table:number-columns-repeated="1021"/>
        </table:table-row>
        <table:table-row table:style-name="ro4">
          <table:table-cell table:style-name="ce20" office:value-type="float" office:value="15">
            <text:p>15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Team B(Match Details), <text:s/>Batting First (Scores &amp; Results)</text:p>
          </table:table-cell>
          <table:table-cell table:number-columns-repeated="1021"/>
        </table:table-row>
        <table:table-row table:style-name="ro2">
          <table:table-cell table:style-name="ce20" office:value-type="float" office:value="16">
            <text:p>16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Match Result (Scores &amp; Results)</text:p>
          </table:table-cell>
          <table:table-cell table:number-columns-repeated="1021"/>
        </table:table-row>
        <table:table-row table:style-name="ro2">
          <table:table-cell table:style-name="ce20" office:value-type="float" office:value="17">
            <text:p>17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Batting First (Scores &amp; Results)</text:p>
          </table:table-cell>
          <table:table-cell table:number-columns-repeated="1021"/>
        </table:table-row>
        <table:table-row table:style-name="ro5">
          <table:table-cell table:style-name="ce20" office:value-type="float" office:value="18">
            <text:p>18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Match Result (Scores &amp; Results), Batting First (Scores &amp; Results)</text:p>
          </table:table-cell>
          <table:table-cell table:number-columns-repeated="1021"/>
        </table:table-row>
        <table:table-row table:style-name="ro6">
          <table:table-cell table:style-name="ce20" office:value-type="float" office:value="19">
            <text:p>19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Including Players (Players) ( 1 player)</text:p>
          </table:table-cell>
          <table:table-cell table:number-columns-repeated="1021"/>
        </table:table-row>
        <table:table-row table:style-name="ro6">
          <table:table-cell table:style-name="ce20" office:value-type="float" office:value="20">
            <text:p>20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Including Players (Players) (2 players)</text:p>
          </table:table-cell>
          <table:table-cell table:number-columns-repeated="1021"/>
        </table:table-row>
        <table:table-row table:style-name="ro2">
          <table:table-cell table:style-name="ce20" office:value-type="float" office:value="21">
            <text:p>21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Including Captains (Players)</text:p>
          </table:table-cell>
          <table:table-cell table:number-columns-repeated="1021"/>
        </table:table-row>
        <table:table-row table:style-name="ro2">
          <table:table-cell table:style-name="ce20" office:value-type="float" office:value="22">
            <text:p>22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Including Wicket Keepers (Players)</text:p>
          </table:table-cell>
          <table:table-cell table:number-columns-repeated="1021"/>
        </table:table-row>
        <table:table-row table:style-name="ro6">
          <table:table-cell table:style-name="ce20" office:value-type="float" office:value="23">
            <text:p>23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Sort the results by (Date (latest Match First)) (Query Type)</text:p>
          </table:table-cell>
          <table:table-cell table:number-columns-repeated="1021"/>
        </table:table-row>
        <table:table-row table:style-name="ro4">
          <table:table-cell table:style-name="ce20" office:value-type="float" office:value="24">
            <text:p>24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Sort the results by (Date (earliest Match First)) (Query Type)</text:p>
          </table:table-cell>
          <table:table-cell table:number-columns-repeated="1021"/>
        </table:table-row>
        <table:table-row table:style-name="ro6">
          <table:table-cell table:style-name="ce20" office:value-type="float" office:value="25">
            <text:p>25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Sort the results by (Team) (Query Type)</text:p>
          </table:table-cell>
          <table:table-cell table:number-columns-repeated="1021"/>
        </table:table-row>
        <table:table-row table:style-name="ro6">
          <table:table-cell table:style-name="ce20" office:value-type="float" office:value="26">
            <text:p>26</text:p>
          </table:table-cell>
          <table:table-cell table:style-name="ce16" office:value-type="string">
            <text:p>T20 Stats, Match Details</text:p>
          </table:table-cell>
          <table:table-cell table:style-name="ce17" office:value-type="string">
            <text:p>Sort the results by (Opposition) (Query Type)</text:p>
          </table:table-cell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I_Batting_Performances" table:style-name="ta1">
        <table:table-column table:style-name="co28" table:default-cell-style-name="ce23"/>
        <table:table-column table:style-name="co29" table:default-cell-style-name="ce23"/>
        <table:table-column table:style-name="co21" table:default-cell-style-name="ce23"/>
        <table:table-column table:style-name="co30" table:default-cell-style-name="ce23"/>
        <table:table-column table:style-name="co31" table:default-cell-style-name="ce23"/>
        <table:table-column table:style-name="co1" table:number-columns-repeated="1019" table:default-cell-style-name="ce23"/>
        <table:table-row table:style-name="ro9">
          <table:table-cell table:style-name="ce11" office:value-type="string">
            <text:p>Serial #</text:p>
          </table:table-cell>
          <table:table-cell table:style-name="ce24" office:value-type="string">
            <text:p>Query Type</text:p>
          </table:table-cell>
          <table:table-cell table:style-name="ce24" office:value-type="string">
            <text:p>Fields Filled</text:p>
          </table:table-cell>
          <table:table-cell table:style-name="ce24" office:value-type="string">
            <text:p>Working</text:p>
          </table:table-cell>
          <table:table-cell table:style-name="ce27" office:value-type="string">
            <text:p>Notes</text:p>
          </table:table-cell>
          <table:table-cell table:number-columns-repeated="1019"/>
        </table:table-row>
        <table:table-row table:style-name="ro10">
          <table:table-cell table:style-name="ce22" office:value-type="float" office:value="0">
            <text:p>0</text:p>
          </table:table-cell>
          <table:table-cell table:style-name="ce25" office:value-type="string">
            <text:p>ODI Stats, Batting Performances</text:p>
          </table:table-cell>
          <table:table-cell table:style-name="ce25" office:value-type="string">
            <text:p>Team A Scored B/w (Scores &amp; Results), Team B Scored B/w (Scores &amp; Results)</text:p>
          </table:table-cell>
          <table:table-cell table:style-name="ce25" office:value-type="string">
            <text:p>yes</text:p>
          </table:table-cell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15">
          <table:table-cell office:value-type="float" office:value="1">
            <text:p>1</text:p>
          </table:table-cell>
          <table:table-cell office:value-type="string">
            <text:p>ODI Stats, Batting Performances</text:p>
          </table:table-cell>
          <table:table-cell office:value-type="string">
            <text:p>Name of Batsman (Batsman Details) 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2">
            <text:p>2</text:p>
          </table:table-cell>
          <table:table-cell office:value-type="string">
            <text:p>ODI Stats, Batting Performances</text:p>
          </table:table-cell>
          <table:table-cell office:value-type="string">
            <text:p>Score of Batsman (Batsman Detail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3">
            <text:p>3</text:p>
          </table:table-cell>
          <table:table-cell office:value-type="string">
            <text:p>ODI Stats, Batting Performances</text:p>
          </table:table-cell>
          <table:table-cell office:value-type="string">
            <text:p>Batting Position (Batsman Detail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4">
            <text:p>4</text:p>
          </table:table-cell>
          <table:table-cell office:value-type="string">
            <text:p>ODI Stats, Batting Performances</text:p>
          </table:table-cell>
          <table:table-cell office:value-type="string">
            <text:p>Innings (of the match) (Batsman Detail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5">
            <text:p>5</text:p>
          </table:table-cell>
          <table:table-cell office:value-type="string">
            <text:p>ODI Stats, Batting Performances</text:p>
          </table:table-cell>
          <table:table-cell office:value-type="string">
            <text:p>Team A (Match Detail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6">
            <text:p>6</text:p>
          </table:table-cell>
          <table:table-cell office:value-type="string">
            <text:p>ODI Stats, Batting Performances</text:p>
          </table:table-cell>
          <table:table-cell office:value-type="string">
            <text:p>Team B (Match Detail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7">
            <text:p>7</text:p>
          </table:table-cell>
          <table:table-cell office:value-type="string">
            <text:p>ODI Stats, Batting Performances</text:p>
          </table:table-cell>
          <table:table-cell office:value-type="string">
            <text:p>Day or D/N (Match Detail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8">
            <text:p>8</text:p>
          </table:table-cell>
          <table:table-cell office:value-type="string">
            <text:p>ODI Stats, Batting Performances</text:p>
          </table:table-cell>
          <table:table-cell office:value-type="string">
            <text:p>Tournament Name (Match Detail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9">
            <text:p>9</text:p>
          </table:table-cell>
          <table:table-cell office:value-type="string">
            <text:p>ODI Stats, Batting Performances</text:p>
          </table:table-cell>
          <table:table-cell office:value-type="string">
            <text:p>Match Played In (When &amp; Wher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10">
            <text:p>10</text:p>
          </table:table-cell>
          <table:table-cell office:value-type="string">
            <text:p>ODI Stats, Batting Performances</text:p>
          </table:table-cell>
          <table:table-cell office:value-type="string">
            <text:p>Match Not Played in (When &amp; Wher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11">
            <text:p>11</text:p>
          </table:table-cell>
          <table:table-cell office:value-type="string">
            <text:p>ODI Stats, Batting Performances</text:p>
          </table:table-cell>
          <table:table-cell office:value-type="string">
            <text:p>Ground (When &amp; Wher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12">
            <text:p>12</text:p>
          </table:table-cell>
          <table:table-cell office:value-type="string">
            <text:p>ODI Stats, Batting Performances</text:p>
          </table:table-cell>
          <table:table-cell office:value-type="string">
            <text:p>Starting Date (When &amp; Wher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13">
            <text:p>13</text:p>
          </table:table-cell>
          <table:table-cell office:value-type="string">
            <text:p>ODI Stats, Batting Performances</text:p>
          </table:table-cell>
          <table:table-cell office:value-type="string">
            <text:p>Ending Date (When &amp; Wher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4">
            <text:p>14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Team A(Match Details), Team B (Match Details), Match Resul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5">
            <text:p>15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Team A(Match Details), Team B (Match Details), Bat Firs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6">
            <text:p>16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Team A(Match Details), <text:s/>Match Resul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7">
            <text:p>17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Team A(Match Details), <text:s/>Batting Firs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8">
            <text:p>18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Team B(Match Details), <text:s/>Match Resul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19">
            <text:p>19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Team B(Match Details), <text:s/>Batting Firs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20">
            <text:p>20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Match Resul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21">
            <text:p>21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Batting First (Scores &amp; Results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22">
            <text:p>22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Group the result by - no grouping (Query Typ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23">
            <text:p>23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Group the result by - players (Query Typ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5">
          <table:table-cell office:value-type="float" office:value="24">
            <text:p>24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Sort the results by - None (Query Typ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25">
            <text:p>25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Sort the results by - Runs in increasing order (Query Typ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26">
            <text:p>26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Sort the results by - Runs in decreasing order (Query Typ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27">
            <text:p>27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Sort the results by - Strike Rate (Descending) (Query Typ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ODI Stats, Batting Performances</text:p>
          </table:table-cell>
          <table:table-cell table:style-name="ce26" office:value-type="string">
            <text:p>Sort the results by - Strike Rate (Ascending) (Query Type)</text:p>
          </table:table-cell>
          <table:table-cell table:style-name="ce25" office:value-type="string">
            <text:p>yes</text:p>
          </table:table-cell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DI_Bowling_Performances" table:style-name="ta1">
        <table:table-column table:style-name="co1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" table:number-columns-repeated="1019" table:default-cell-style-name="ce14"/>
        <table:table-row table:style-name="ro9">
          <table:table-cell table:style-name="ce12" office:value-type="string">
            <text:p>Serial #</text:p>
          </table:table-cell>
          <table:table-cell table:style-name="ce15" office:value-type="string">
            <text:p>Query Type</text:p>
          </table:table-cell>
          <table:table-cell table:style-name="ce15" office:value-type="string">
            <text:p>Fields Filled</text:p>
          </table:table-cell>
          <table:table-cell table:style-name="ce15" office:value-type="string">
            <text:p>Working</text:p>
          </table:table-cell>
          <table:table-cell table:style-name="ce18"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13" office:value-type="float" office:value="0">
            <text:p>0</text:p>
          </table:table-cell>
          <table:table-cell table:style-name="ce16" office:value-type="string">
            <text:p>ODI Stats, Bowling Performances</text:p>
          </table:table-cell>
          <table:table-cell table:style-name="ce16" office:value-type="string">
            <text:p>Team A Scored B/w (Scores &amp; Results), Team B Scored B/w (Scores &amp; Results)</text:p>
          </table:table-cell>
          <table:table-cell table:style-name="ce16"/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Name of Bowler (Bowler Details)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Number of Wickets Between(Bowler Details)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Economy Less Than (Bowler Details)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Innings (of the Match) (Bowler Details)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Team A (Match Details)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Team B (Match Details)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Day or D/N (Match Details)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Tournament Name (Match Details)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Match Played In (When &amp; Where)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Match Not Played in (When &amp; Where)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Ground (When &amp; Where)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Starting Date (When &amp; Where)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table:style-name="ce16" office:value-type="string">
            <text:p>ODI Stats, Bowling Performances</text:p>
          </table:table-cell>
          <table:table-cell office:value-type="string">
            <text:p>Ending Date (When &amp; Where)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Team A(Match Details), Team B (Match Details), 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Team A(Match Details), Team B (Match Details), Bat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Team A(Match Details), <text:s/>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Team A(Match Details), <text:s/>Batting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Team B(Match Details), <text:s/>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Team B(Match Details), <text:s/>Batting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Match Result (Scores &amp; Results)</text:p>
          </table:table-cell>
          <table:table-cell table:number-columns-repeated="1021"/>
        </table:table-row>
        <table:table-row table:style-name="ro2">
          <table:table-cell office:value-type="float" office:value="21">
            <text:p>21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Batting First (Scores &amp; Results)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Group the result by - no grouping (Query Type)</text:p>
          </table:table-cell>
          <table:table-cell table:number-columns-repeated="1021"/>
        </table:table-row>
        <table:table-row table:style-name="ro10">
          <table:table-cell office:value-type="float" office:value="23">
            <text:p>23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Group the result by - players (Query Type)</text:p>
          </table:table-cell>
          <table:table-cell table:number-columns-repeated="1021"/>
        </table:table-row>
        <table:table-row table:style-name="ro10">
          <table:table-cell office:value-type="float" office:value="24">
            <text:p>24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Sort the results by - None (Query Type)</text:p>
          </table:table-cell>
          <table:table-cell table:number-columns-repeated="1021"/>
        </table:table-row>
        <table:table-row table:style-name="ro10">
          <table:table-cell office:value-type="float" office:value="25">
            <text:p>25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Sort the results by - Wickets in increasing order (Query Type)</text:p>
          </table:table-cell>
          <table:table-cell table:number-columns-repeated="1021"/>
        </table:table-row>
        <table:table-row table:style-name="ro10">
          <table:table-cell office:value-type="float" office:value="26">
            <text:p>26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Sort the results by - Wickets in decreasing order (Query Type)</text:p>
          </table:table-cell>
          <table:table-cell table:number-columns-repeated="1021"/>
        </table:table-row>
        <table:table-row table:style-name="ro10">
          <table:table-cell office:value-type="float" office:value="27">
            <text:p>27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Sort the results by - Economy (Descending) (Query Type)</text:p>
          </table:table-cell>
          <table:table-cell table:number-columns-repeated="1021"/>
        </table:table-row>
        <table:table-row table:style-name="ro10">
          <table:table-cell office:value-type="float" office:value="28">
            <text:p>28</text:p>
          </table:table-cell>
          <table:table-cell table:style-name="ce16" office:value-type="string">
            <text:p>ODI Stats, Bowling Performances</text:p>
          </table:table-cell>
          <table:table-cell table:style-name="ce17" office:value-type="string">
            <text:p>Sort the results by - Economy (Ascending) (Query Type)</text:p>
          </table:table-cell>
          <table:table-cell table:number-columns-repeated="1021"/>
        </table:table-row>
        <table:table-row table:style-name="ro3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20_Batting_Performances" table:style-name="ta1">
        <table:table-column table:style-name="co24" table:default-cell-style-name="ce14"/>
        <table:table-column table:style-name="co25" table:default-cell-style-name="ce14"/>
        <table:table-column table:style-name="co21" table:default-cell-style-name="ce14"/>
        <table:table-column table:style-name="co12" table:default-cell-style-name="ce14"/>
        <table:table-column table:style-name="co26" table:default-cell-style-name="ce14"/>
        <table:table-column table:style-name="co1" table:number-columns-repeated="1019" table:default-cell-style-name="ce14"/>
        <table:table-row table:style-name="ro2">
          <table:table-cell table:style-name="ce12" office:value-type="string">
            <text:p>Serial #</text:p>
          </table:table-cell>
          <table:table-cell table:style-name="ce15" office:value-type="string">
            <text:p>Query Type</text:p>
          </table:table-cell>
          <table:table-cell table:style-name="ce15" office:value-type="string">
            <text:p>Fields Filled</text:p>
          </table:table-cell>
          <table:table-cell table:style-name="ce15" office:value-type="string">
            <text:p>Working</text:p>
          </table:table-cell>
          <table:table-cell table:style-name="ce18" office:value-type="string">
            <text:p>Notes</text:p>
          </table:table-cell>
          <table:table-cell table:number-columns-repeated="1019"/>
        </table:table-row>
        <table:table-row table:style-name="ro16">
          <table:table-cell table:style-name="ce13" office:value-type="float" office:value="0">
            <text:p>0</text:p>
          </table:table-cell>
          <table:table-cell table:style-name="ce16" office:value-type="string">
            <text:p>ODI Stats, Batting Performances</text:p>
          </table:table-cell>
          <table:table-cell table:style-name="ce16" office:value-type="string">
            <text:p>Team A Scored B/w (Scores &amp; Results), Team B Scored B/w (Scores &amp; Results)</text:p>
          </table:table-cell>
          <table:table-cell table:style-name="ce16"/>
          <table:table-cell office:value-type="string">
            <text:p>Note that these two fields are always filled for this query type</text:p>
          </table:table-cell>
          <table:table-cell table:number-columns-repeated="1019"/>
        </table:table-row>
        <table:table-row table:style-name="ro15">
          <table:table-cell office:value-type="float" office:value="1">
            <text:p>1</text:p>
          </table:table-cell>
          <table:table-cell office:value-type="string">
            <text:p>ODI Stats, Batting Performances</text:p>
          </table:table-cell>
          <table:table-cell office:value-type="string">
            <text:p>Name of Batsman (Batsman Details) </text:p>
          </table:table-cell>
          <table:table-cell table:number-columns-repeated="1021"/>
        </table:table-row>
        <table:table-row table:style-name="ro15">
          <table:table-cell office:value-type="float" office:value="2">
            <text:p>2</text:p>
          </table:table-cell>
          <table:table-cell office:value-type="string">
            <text:p>ODI Stats, Batting Performances</text:p>
          </table:table-cell>
          <table:table-cell office:value-type="string">
            <text:p>Score of Batsman (Batsman Details)</text:p>
          </table:table-cell>
          <table:table-cell table:number-columns-repeated="1021"/>
        </table:table-row>
        <table:table-row table:style-name="ro15">
          <table:table-cell office:value-type="float" office:value="3">
            <text:p>3</text:p>
          </table:table-cell>
          <table:table-cell office:value-type="string">
            <text:p>ODI Stats, Batting Performances</text:p>
          </table:table-cell>
          <table:table-cell office:value-type="string">
            <text:p>Batting Position (Batsman Details)</text:p>
          </table:table-cell>
          <table:table-cell table:number-columns-repeated="1021"/>
        </table:table-row>
        <table:table-row table:style-name="ro15">
          <table:table-cell office:value-type="float" office:value="4">
            <text:p>4</text:p>
          </table:table-cell>
          <table:table-cell office:value-type="string">
            <text:p>ODI Stats, Batting Performances</text:p>
          </table:table-cell>
          <table:table-cell office:value-type="string">
            <text:p>Innings (of the match) (Batsman Details)</text:p>
          </table:table-cell>
          <table:table-cell table:number-columns-repeated="1021"/>
        </table:table-row>
        <table:table-row table:style-name="ro15">
          <table:table-cell office:value-type="float" office:value="5">
            <text:p>5</text:p>
          </table:table-cell>
          <table:table-cell office:value-type="string">
            <text:p>ODI Stats, Batting Performances</text:p>
          </table:table-cell>
          <table:table-cell office:value-type="string">
            <text:p>Team A (Match Details)</text:p>
          </table:table-cell>
          <table:table-cell table:number-columns-repeated="1021"/>
        </table:table-row>
        <table:table-row table:style-name="ro15">
          <table:table-cell office:value-type="float" office:value="6">
            <text:p>6</text:p>
          </table:table-cell>
          <table:table-cell office:value-type="string">
            <text:p>ODI Stats, Batting Performances</text:p>
          </table:table-cell>
          <table:table-cell office:value-type="string">
            <text:p>Team B (Match Details)</text:p>
          </table:table-cell>
          <table:table-cell table:number-columns-repeated="1021"/>
        </table:table-row>
        <table:table-row table:style-name="ro15">
          <table:table-cell office:value-type="float" office:value="7">
            <text:p>7</text:p>
          </table:table-cell>
          <table:table-cell office:value-type="string">
            <text:p>ODI Stats, Batting Performances</text:p>
          </table:table-cell>
          <table:table-cell office:value-type="string">
            <text:p>Day or D/N (Match Details)</text:p>
          </table:table-cell>
          <table:table-cell table:number-columns-repeated="1021"/>
        </table:table-row>
        <table:table-row table:style-name="ro15">
          <table:table-cell office:value-type="float" office:value="8">
            <text:p>8</text:p>
          </table:table-cell>
          <table:table-cell office:value-type="string">
            <text:p>ODI Stats, Batting Performances</text:p>
          </table:table-cell>
          <table:table-cell office:value-type="string">
            <text:p>Tournament Name (Match Details)</text:p>
          </table:table-cell>
          <table:table-cell table:number-columns-repeated="1021"/>
        </table:table-row>
        <table:table-row table:style-name="ro15">
          <table:table-cell office:value-type="float" office:value="9">
            <text:p>9</text:p>
          </table:table-cell>
          <table:table-cell office:value-type="string">
            <text:p>ODI Stats, Batting Performances</text:p>
          </table:table-cell>
          <table:table-cell office:value-type="string">
            <text:p>Match Played In (When &amp; Where)</text:p>
          </table:table-cell>
          <table:table-cell table:number-columns-repeated="1021"/>
        </table:table-row>
        <table:table-row table:style-name="ro15">
          <table:table-cell office:value-type="float" office:value="10">
            <text:p>10</text:p>
          </table:table-cell>
          <table:table-cell office:value-type="string">
            <text:p>ODI Stats, Batting Performances</text:p>
          </table:table-cell>
          <table:table-cell office:value-type="string">
            <text:p>Match Not Played in (When &amp; Where)</text:p>
          </table:table-cell>
          <table:table-cell table:number-columns-repeated="1021"/>
        </table:table-row>
        <table:table-row table:style-name="ro15">
          <table:table-cell office:value-type="float" office:value="11">
            <text:p>11</text:p>
          </table:table-cell>
          <table:table-cell office:value-type="string">
            <text:p>ODI Stats, Batting Performances</text:p>
          </table:table-cell>
          <table:table-cell office:value-type="string">
            <text:p>Ground (When &amp; Where)</text:p>
          </table:table-cell>
          <table:table-cell table:number-columns-repeated="1021"/>
        </table:table-row>
        <table:table-row table:style-name="ro15">
          <table:table-cell office:value-type="float" office:value="12">
            <text:p>12</text:p>
          </table:table-cell>
          <table:table-cell office:value-type="string">
            <text:p>ODI Stats, Batting Performances</text:p>
          </table:table-cell>
          <table:table-cell office:value-type="string">
            <text:p>Starting Date (When &amp; Where)</text:p>
          </table:table-cell>
          <table:table-cell table:number-columns-repeated="1021"/>
        </table:table-row>
        <table:table-row table:style-name="ro15">
          <table:table-cell office:value-type="float" office:value="13">
            <text:p>13</text:p>
          </table:table-cell>
          <table:table-cell office:value-type="string">
            <text:p>ODI Stats, Batting Performances</text:p>
          </table:table-cell>
          <table:table-cell office:value-type="string">
            <text:p>Ending Date (When &amp; Where)</text:p>
          </table:table-cell>
          <table:table-cell table:number-columns-repeated="1021"/>
        </table:table-row>
        <table:table-row table:style-name="ro17">
          <table:table-cell office:value-type="float" office:value="14">
            <text:p>14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Team A(Match Details), Team B (Match Details), Match Result (Scores &amp; Results)</text:p>
          </table:table-cell>
          <table:table-cell table:number-columns-repeated="1021"/>
        </table:table-row>
        <table:table-row table:style-name="ro18">
          <table:table-cell office:value-type="float" office:value="15">
            <text:p>15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Team A(Match Details), Team B (Match Details), Bat First (Scores &amp; Results)</text:p>
          </table:table-cell>
          <table:table-cell table:number-columns-repeated="1021"/>
        </table:table-row>
        <table:table-row table:style-name="ro19">
          <table:table-cell office:value-type="float" office:value="16">
            <text:p>16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Team A(Match Details), <text:s/>Match Result (Scores &amp; Results)</text:p>
          </table:table-cell>
          <table:table-cell table:number-columns-repeated="1021"/>
        </table:table-row>
        <table:table-row table:style-name="ro20">
          <table:table-cell office:value-type="float" office:value="17">
            <text:p>17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Team A(Match Details), <text:s/>Batting First (Scores &amp; Results)</text:p>
          </table:table-cell>
          <table:table-cell table:number-columns-repeated="1021"/>
        </table:table-row>
        <table:table-row table:style-name="ro21">
          <table:table-cell office:value-type="float" office:value="18">
            <text:p>18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Team B(Match Details), <text:s/>Match Result (Scores &amp; Results)</text:p>
          </table:table-cell>
          <table:table-cell table:number-columns-repeated="1021"/>
        </table:table-row>
        <table:table-row table:style-name="ro17">
          <table:table-cell office:value-type="float" office:value="19">
            <text:p>19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Team B(Match Details), <text:s/>Batting First (Scores &amp; Results)</text:p>
          </table:table-cell>
          <table:table-cell table:number-columns-repeated="1021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Match Result (Scores &amp; Results)</text:p>
          </table:table-cell>
          <table:table-cell table:number-columns-repeated="1021"/>
        </table:table-row>
        <table:table-row table:style-name="ro20">
          <table:table-cell office:value-type="float" office:value="21">
            <text:p>21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Batting First (Scores &amp; Results)</text:p>
          </table:table-cell>
          <table:table-cell table:number-columns-repeated="1021"/>
        </table:table-row>
        <table:table-row table:style-name="ro23">
          <table:table-cell office:value-type="float" office:value="22">
            <text:p>22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Group the result by - no grouping (Query Type)</text:p>
          </table:table-cell>
          <table:table-cell table:number-columns-repeated="1021"/>
        </table:table-row>
        <table:table-row table:style-name="ro24">
          <table:table-cell office:value-type="float" office:value="23">
            <text:p>23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Group the result by - players (Query Type)</text:p>
          </table:table-cell>
          <table:table-cell table:number-columns-repeated="1021"/>
        </table:table-row>
        <table:table-row table:style-name="ro19">
          <table:table-cell office:value-type="float" office:value="24">
            <text:p>24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Sort the results by - None (Query Type)</text:p>
          </table:table-cell>
          <table:table-cell table:number-columns-repeated="1021"/>
        </table:table-row>
        <table:table-row table:style-name="ro25">
          <table:table-cell office:value-type="float" office:value="25">
            <text:p>25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Sort the results by - Runs in increasing order (Query Type)</text:p>
          </table:table-cell>
          <table:table-cell table:number-columns-repeated="1021"/>
        </table:table-row>
        <table:table-row table:style-name="ro20">
          <table:table-cell office:value-type="float" office:value="26">
            <text:p>26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Sort the results by - Runs in decreasing order (Query Type)</text:p>
          </table:table-cell>
          <table:table-cell table:number-columns-repeated="1021"/>
        </table:table-row>
        <table:table-row table:style-name="ro26">
          <table:table-cell office:value-type="float" office:value="27">
            <text:p>27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Sort the results by - Strike Rate (Descending) (Query Type)</text:p>
          </table:table-cell>
          <table:table-cell table:number-columns-repeated="1021"/>
        </table:table-row>
        <table:table-row table:style-name="ro27">
          <table:table-cell office:value-type="float" office:value="28">
            <text:p>28</text:p>
          </table:table-cell>
          <table:table-cell office:value-type="string">
            <text:p>ODI Stats, Batting Performances</text:p>
          </table:table-cell>
          <table:table-cell table:style-name="ce17" office:value-type="string">
            <text:p>Sort the results by - Strike Rate (Ascending) (Query Type)</text:p>
          </table:table-cell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8" table:style-name="ta1">
        <table:table-column table:style-name="co1" table:number-columns-repeated="1024" table:default-cell-style-name="ce14"/>
        <table:table-row table:style-name="ro3">
          <table:table-cell office:value-type="string">
            <text:p>Note</text:p>
          </table:table-cell>
          <table:table-cell table:number-columns-repeated="1023"/>
        </table:table-row>
        <table:table-row table:style-name="ro3">
          <table:table-cell office:value-type="string">
            <text:p>Our test plan consists of the following broad method</text:p>
          </table:table-cell>
          <table:table-cell table:number-columns-repeated="1023"/>
        </table:table-row>
        <table:table-row table:style-name="ro3">
          <table:table-cell office:value-type="string">
            <text:p>As discussed, it would be difficult to cover all possible test cases for our project. Therefore, we have designed our queries in a manner which allows white box testing. All our queries are simple sql select statements of the following format.</text:p>
          </table:table-cell>
          <table:table-cell table:number-columns-repeated="1023"/>
        </table:table-row>
        <table:table-row table:style-name="ro3">
          <table:table-cell office:value-type="string">
            <text:p>SELECT &lt;SELECTION COLUMNS&gt; FROM &lt;TABLE 1&gt; &lt;TABLE 2&gt; … &lt;TABLE K&gt;WHERE <text:s/>TRUE AND &lt;CONDITION 1&gt; AND &lt;CONDITION 2&gt; AND …. &lt;CONDITION K&gt;</text:p>
          </table:table-cell>
          <table:table-cell table:number-columns-repeated="1023"/>
        </table:table-row>
        <table:table-row table:style-name="ro3">
          <table:table-cell office:value-type="string">
            <text:p>Here, the selection columns for a particular query are fixed. Also, for a given query, the tables &lt;TABLE 1&gt;, &lt;TABLE 2&gt; …. &lt;TABLE K&gt;, are fixed.</text:p>
          </table:table-cell>
          <table:table-cell table:number-columns-repeated="1023"/>
        </table:table-row>
        <table:table-row table:style-name="ro3">
          <table:table-cell office:value-type="string">
            <text:p>Therefore, the correctness of this form of query is equivalent to the correctness of each of the following individual queries</text:p>
          </table:table-cell>
          <table:table-cell table:number-columns-repeated="1023"/>
        </table:table-row>
        <table:table-row table:style-name="ro3">
          <table:table-cell office:value-type="string">
            <text:p>SELECT &lt;SELECTION COLUMNS&gt; FROM &lt;TABLE 1&gt; &lt;TABLE 2&gt; … &lt;TABLE K&gt;WHERE TRUE END &lt;CONDITION 1&gt; </text:p>
          </table:table-cell>
          <table:table-cell table:number-columns-repeated="1023"/>
        </table:table-row>
        <table:table-row table:style-name="ro3">
          <table:table-cell office:value-type="string">
            <text:p>SELECT &lt;SELECTION COLUMNS&gt; FROM &lt;TABLE 1&gt; &lt;TABLE 2&gt; … &lt;TABLE K&gt;WHERE &lt;CONDITION 2&gt; </text:p>
          </table:table-cell>
          <table:table-cell table:number-columns-repeated="1023"/>
        </table:table-row>
        <table:table-row table:style-name="ro3">
          <table:table-cell office:value-type="string">
            <text:p>SELECT &lt;SELECTION COLUMNS&gt; FROM &lt;TABLE 1&gt; &lt;TABLE 2&gt; … &lt;TABLE K&gt;WHERE <text:s/>TRUE END &lt;CONDITION 3&gt; </text:p>
          </table:table-cell>
          <table:table-cell table:number-columns-repeated="1023"/>
        </table:table-row>
        <table:table-row table:style-name="ro3">
          <table:table-cell office:value-type="string">
            <text:p>……</text:p>
          </table:table-cell>
          <table:table-cell table:number-columns-repeated="1023"/>
        </table:table-row>
        <table:table-row table:style-name="ro3">
          <table:table-cell office:value-type="string">
            <text:p>SELECT &lt;SELECTION COLUMNS&gt; FROM &lt;TABLE 1&gt; &lt;TABLE 2&gt; … &lt;TABLE K&gt;WHERE <text:s/>TRUE END &lt;CONDITION K&gt; </text:p>
          </table:table-cell>
          <table:table-cell table:number-columns-repeated="1023"/>
        </table:table-row>
        <table:table-row table:style-name="ro3">
          <table:table-cell office:value-type="string">
            <text:p>We have tested all these queries to ensure correctness of the system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kanodiaayush</meta:initial-creator>
    <dc:creator>Mohit </dc:creator>
    <meta:creation-date>2013-11-14T06:35:24Z</meta:creation-date>
    <dc:date>2013-11-16T18:26:25</dc:date>
    <meta:editing-duration>P0D</meta:editing-duration>
    <meta:editing-cycles>2</meta:editing-cycles>
    <meta:document-statistic meta:table-count="7" meta:cell-count="614" meta:object-count="0"/>
  </office:meta>
</office:document-meta>
</file>